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729fcf" draw:textarea-horizontal-align="justify" draw:textarea-vertical-align="middle" draw:auto-grow-height="false" fo:min-height="4.63cm" fo:min-width="20.582cm" fo:padding-top="0.125cm" fo:padding-bottom="0.125cm" fo:padding-left="0.25cm" fo:padding-right="0.25cm"/>
    </style:style>
    <style:style style:name="gr2" style:family="graphic" style:parent-style-name="standard">
      <style:graphic-properties draw:stroke="solid" draw:stroke-dash="Fine_20_Dashed" svg:stroke-color="#ffffff" draw:fill="solid" draw:fill-color="#ffffff" draw:textarea-horizontal-align="justify" draw:textarea-vertical-align="middle" draw:auto-grow-height="false" fo:min-height="0.343cm" fo:min-width="0.516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8cm" fo:min-width="0.448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25cm" fo:min-width="2.5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cm" fo:min-width="20.582cm"/>
    </style:style>
    <style:style style:name="gr7" style:family="graphic" style:parent-style-name="standard">
      <style:graphic-properties draw:textarea-vertical-align="middle" fo:min-height="0.712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343cm" fo:min-width="0.516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738cm" fo:min-width="0.448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125cm" fo:min-width="2.548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538cm" fo:min-width="8.366cm"/>
    </style:style>
    <style:style style:name="gr13" style:family="graphic" style:parent-style-name="standard">
      <style:graphic-properties draw:stroke="none" svg:stroke-width="0cm" svg:stroke-color="#3465a4" draw:marker-start-width="0.05cm" draw:marker-end-width="0.05cm" draw:textarea-horizontal-align="justify" draw:textarea-vertical-align="middle" draw:auto-grow-height="false" fo:min-height="1.02cm" fo:min-width="2.548cm" fo:padding-top="0.074cm" fo:padding-bottom="0.074cm" fo:padding-left="0.199cm" fo:padding-right="0.1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15" style:family="graphic" style:parent-style-name="standard">
      <style:graphic-properties draw:stroke="solid" draw:stroke-dash="Fine_20_Dashed" svg:stroke-color="#ffffff" draw:fill="solid" draw:fill-color="#ffffff" draw:textarea-horizontal-align="justify" draw:textarea-vertical-align="middle" draw:auto-grow-height="false" fo:min-height="0.081cm" fo:min-width="0.516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0.155cm" fo:min-width="0.516cm"/>
    </style:style>
    <style:style style:name="gr17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2.79cm" fo:min-width="8.366cm"/>
    </style:style>
    <style:style style:name="gr18" style:family="graphic" style:parent-style-name="standard">
      <style:graphic-properties svg:stroke-width="0cm" svg:stroke-color="#ffffff" draw:marker-start-width="0.05cm" draw:marker-end-width="0.05cm" draw:fill="solid" draw:fill-color="#ffffff" draw:textarea-horizontal-align="justify" draw:textarea-vertical-align="middle" draw:auto-grow-height="false" fo:min-height="1.02cm" fo:min-width="2.548cm" fo:padding-top="0.074cm" fo:padding-bottom="0.074cm" fo:padding-left="0.199cm" fo:padding-right="0.19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0" style:family="graphic" style:parent-style-name="standard">
      <style:graphic-properties draw:textarea-horizontal-align="justify" draw:textarea-vertical-align="middle" draw:auto-grow-height="false" fo:min-height="5.339cm" fo:min-width="5.343cm"/>
    </style:style>
    <style:style style:name="gr21" style:family="graphic" style:parent-style-name="objectwithoutfill">
      <style:graphic-properties draw:fill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23" style:family="graphic" style:parent-style-name="standard">
      <style:graphic-properties draw:textarea-horizontal-align="justify" draw:textarea-vertical-align="middle" draw:auto-grow-height="false" fo:min-height="8.641cm" fo:min-width="5.343cm"/>
    </style:style>
    <style:style style:name="gr24" style:family="graphic" style:parent-style-name="standard">
      <style:graphic-properties draw:textarea-horizontal-align="justify" draw:textarea-vertical-align="middle" draw:auto-grow-height="false" fo:min-height="8.641cm" fo:min-width="7.88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3465a4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082cm" svg:height="4.88cm" svg:x="1.548cm" svg:y="2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778cm" svg:x="4.35cm" svg:y="5.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894cm" svg:height="3.048cm" svg:x="10.584cm" svg:y="4.3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3.048cm" svg:height="1.375cm" svg:x="16.242cm" svg:y="6.01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" draw:text-style-name="P3" draw:layer="layout" svg:width="6.858cm" svg:height="1.673cm" svg:x="2.064cm" svg:y="4.748cm">
          <draw:text-box>
            <text:p><text:span text:style-name="T1">void (*clear)(struct cstring *)</text:span></text:p>
          </draw:text-box>
        </draw:frame>
        <draw:frame draw:style-name="gr5" draw:text-style-name="P3" draw:layer="layout" svg:width="7.674cm" svg:height="1.673cm" svg:x="7.598cm" svg:y="3.383cm">
          <draw:text-box>
            <text:p><text:span text:style-name="T1">void (*length)(struct cstring *)</text:span></text:p>
          </draw:text-box>
        </draw:frame>
        <draw:frame draw:style-name="gr5" draw:text-style-name="P3" draw:layer="layout" svg:width="7.674cm" svg:height="1.673cm" svg:x="14.91cm" svg:y="4.94cm">
          <draw:text-box>
            <text:p><text:span text:style-name="T1">void (*max_size)(struct cstring *)</text:span></text:p>
          </draw:text-box>
        </draw:frame>
        <draw:custom-shape draw:style-name="gr6" draw:text-style-name="P2" draw:layer="layout" svg:width="21.082cm" svg:height="3.04cm" svg:x="1.548cm" svg:y="11.43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315cm" svg:height="0.962cm" svg:x="9.063cm" svg:y="1.944cm">
          <draw:text-box>
            <text:p>struct cstring</text:p>
          </draw:text-box>
        </draw:frame>
        <draw:frame draw:style-name="gr7" draw:layer="layout" svg:width="3.048cm" svg:height="0.962cm" svg:x="9.906cm" svg:y="13.923cm">
          <draw:text-box>
            <text:p text:style-name="P4">cstring.c</text:p>
          </draw:text-box>
        </draw:frame>
        <draw:custom-shape draw:style-name="gr8" draw:text-style-name="P5" draw:layer="layout" svg:width="2.032cm" svg:height="1.778cm" svg:x="4.351cm" svg:y="9.6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.894cm" svg:height="3.048cm" svg:x="10.585cm" svg:y="8.34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5" draw:layer="layout" svg:width="3.048cm" svg:height="1.375cm" svg:x="16.242cm" svg:y="10.01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layer="layout" svg:width="4.315cm" svg:height="0.962cm" svg:x="23.017cm" svg:y="4.302cm">
          <draw:text-box>
            <text:p>INTERFACE</text:p>
          </draw:text-box>
        </draw:frame>
        <draw:frame draw:style-name="gr7" draw:layer="layout" svg:width="4.315cm" svg:height="0.962cm" svg:x="23.018cm" svg:y="11.902cm">
          <draw:text-box>
            <text:p>PLUG-IN</text:p>
          </draw:text-box>
        </draw:frame>
        <draw:frame draw:style-name="gr5" draw:text-style-name="P3" draw:layer="layout" svg:width="8.128cm" svg:height="1.673cm" svg:x="1.778cm" svg:y="11.549cm">
          <draw:text-box>
            <text:p><text:span text:style-name="T1">void cstring_clear(struct cstring *)</text:span></text:p>
          </draw:text-box>
        </draw:frame>
        <draw:frame draw:style-name="gr5" draw:text-style-name="P3" draw:layer="layout" svg:width="8.128cm" svg:height="1.673cm" svg:x="7.778cm" svg:y="12.35cm">
          <draw:text-box>
            <text:p><text:span text:style-name="T1">void cstring_length(struct cstring *)</text:span></text:p>
          </draw:text-box>
        </draw:frame>
        <draw:frame draw:style-name="gr5" draw:text-style-name="P3" draw:layer="layout" svg:width="8.998cm" svg:height="1.673cm" svg:x="13.208cm" svg:y="11.451cm">
          <draw:text-box>
            <text:p><text:span text:style-name="T1">void cstring_max_size(struct cstring *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1.082cm" svg:height="4.88cm" svg:x="3.048cm" svg:y="2.0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778cm" svg:x="5.05cm" svg:y="5.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6.858cm" svg:height="1.673cm" svg:x="3.564cm" svg:y="4.348cm">
          <draw:text-box>
            <text:p><text:span text:style-name="T1">DEFINE_UNITTEST</text:span></text:p>
          </draw:text-box>
        </draw:frame>
        <draw:frame draw:style-name="gr5" draw:text-style-name="P3" draw:layer="layout" svg:width="7.674cm" svg:height="1.673cm" svg:x="19.026cm" svg:y="5.95cm">
          <draw:text-box>
            <text:p><text:span text:style-name="T1">run_test</text:span></text:p>
          </draw:text-box>
        </draw:frame>
        <draw:custom-shape draw:style-name="gr12" draw:text-style-name="P2" draw:layer="layout" svg:width="8.866cm" svg:height="5.788cm" svg:x="3.048cm" svg:y="8.29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315cm" svg:height="0.962cm" svg:x="10.563cm" svg:y="1.544cm">
          <draw:text-box>
            <text:p>unittest.c</text:p>
          </draw:text-box>
        </draw:frame>
        <draw:frame draw:style-name="gr7" draw:layer="layout" svg:width="5.842cm" svg:height="0.962cm" svg:x="4.548cm" svg:y="13.47cm">
          <draw:text-box>
            <text:p text:style-name="P4">unittest_dummy.c</text:p>
          </draw:text-box>
        </draw:frame>
        <draw:custom-shape draw:style-name="gr8" draw:text-style-name="P5" draw:layer="layout" svg:width="2.032cm" svg:height="1.778cm" svg:x="5.018cm" svg:y="6.5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5" draw:layer="layout" svg:width="3.048cm" svg:height="1.27cm" svg:x="18.772cm" svg:y="6.866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3" draw:layer="layout" svg:width="8.128cm" svg:height="5.246cm" svg:x="3.148cm" svg:y="8.303cm">
          <draw:text-box>
            <text:p><text:span text:style-name="T1">DEFINE_UNITTEST</text:span></text:p>
            <text:p><text:span text:style-name="T1"/></text:p>
            <text:p><text:span text:style-name="T1">struct unittest test_dummy {</text:span></text:p>
            <text:p><text:span text:style-name="T1"><text:s/></text:span><text:span text:style-name="T1">{</text:span></text:p>
            <text:p><text:span text:style-name="T1"><text:tab/></text:span><text:span text:style-name="T1">.init = test_dummy_init,</text:span></text:p>
            <text:p><text:span text:style-name="T1"><text:tab/></text:span><text:span text:style-name="T1">.final = test_dummy_final,</text:span></text:p>
            <text:p><text:span text:style-name="T1"><text:tab/></text:span><text:span text:style-name="T1">.run = test_dummy_run,</text:span></text:p>
            <text:p><text:span text:style-name="T1"><text:tab/></text:span><text:span text:style-name="T1">.priv = &amp;pdata,</text:span></text:p>
            <text:p><text:span text:style-name="T1">};</text:span></text:p>
          </draw:text-box>
        </draw:frame>
        <draw:custom-shape draw:style-name="gr15" draw:text-style-name="P2" draw:layer="layout" svg:width="2.032cm" svg:height="0.993cm" svg:x="8.551cm" svg:y="6.0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2.032cm" svg:height="1.215cm" svg:x="8.519cm" svg:y="7.0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6.858cm" svg:height="1.673cm" svg:x="8.064cm" svg:y="5.149cm">
          <draw:text-box>
            <text:p><text:span text:style-name="T1">struct unittest</text:span></text:p>
          </draw:text-box>
        </draw:frame>
        <draw:custom-shape draw:style-name="gr17" draw:text-style-name="P7" draw:layer="layout" svg:width="8.866cm" svg:height="3.04cm" svg:x="15.434cm" svg:y="8.25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674cm" svg:height="1.673cm" svg:x="18.08cm" svg:y="9.719cm">
          <draw:text-box>
            <text:p><text:span text:style-name="T1">run_test</text:span></text:p>
          </draw:text-box>
        </draw:frame>
        <draw:custom-shape draw:style-name="gr18" draw:text-style-name="P2" draw:layer="layout" svg:width="3.048cm" svg:height="1.27cm" svg:x="18.872cm" svg:y="8.198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layer="layout" svg:width="5.842cm" svg:height="0.962cm" svg:x="16.948cm" svg:y="10.77cm">
          <draw:text-box>
            <text:p text:style-name="P4">unittest_main.c</text:p>
          </draw:text-box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9" draw:text-style-name="P3" draw:layer="layout" svg:width="4.726cm" svg:height="1.361cm" svg:x="4.164cm" svg:y="3.719cm">
          <draw:text-box>
            <text:p><text:span text:style-name="T1">USER ID (4-digit)</text:span></text:p>
          </draw:text-box>
        </draw:frame>
        <draw:frame draw:style-name="gr19" draw:text-style-name="P3" draw:layer="layout" svg:width="6.25cm" svg:height="1.361cm" svg:x="3.656cm" svg:y="6.35cm">
          <draw:text-box>
            <text:p><text:span text:style-name="T1">PRODUCT ID (4-digit)</text:span></text:p>
          </draw:text-box>
        </draw:frame>
        <draw:frame draw:style-name="gr19" draw:text-style-name="P3" draw:layer="layout" svg:width="6.25cm" svg:height="1.361cm" svg:x="19.288cm" svg:y="4.572cm">
          <draw:text-box>
            <text:p><text:span text:style-name="T1">SERIAL (12-digit)</text:span></text:p>
            <text:p><text:span text:style-name="T1">XXXX-XXXX-XXXX</text:span></text:p>
          </draw:text-box>
        </draw:frame>
        <draw:custom-shape draw:style-name="gr20" draw:text-style-name="P5" draw:layer="layout" svg:width="5.842cm" svg:height="5.588cm" svg:x="11.176cm" svg:y="2.5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1" draw:text-style-name="P8" draw:layer="layout" svg:x1="8.99cm" svg:y1="4.11cm" svg:x2="11.276cm" svg:y2="4.11cm">
          <text:p/>
        </draw:line>
        <draw:line draw:style-name="gr21" draw:text-style-name="P8" draw:layer="layout" svg:x1="8.99cm" svg:y1="6.81cm" svg:x2="11.276cm" svg:y2="6.81cm">
          <text:p/>
        </draw:line>
        <draw:line draw:style-name="gr21" draw:text-style-name="P8" draw:layer="layout" svg:x1="16.89cm" svg:y1="5.31cm" svg:x2="19.176cm" svg:y2="5.31cm">
          <text:p/>
        </draw:line>
        <draw:frame draw:style-name="gr22" draw:text-style-name="P3" draw:layer="layout" svg:width="3.71cm" svg:height="1.095cm" svg:x="12.465cm" svg:y="5.022cm">
          <draw:text-box>
            <text:p><text:span text:style-name="T1">CRYPTO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9" draw:text-style-name="P3" draw:layer="layout" svg:width="4.726cm" svg:height="1.361cm" svg:x="4.164cm" svg:y="3.719cm">
          <draw:text-box>
            <text:p><text:span text:style-name="T1">USER ID (4-digit)</text:span></text:p>
          </draw:text-box>
        </draw:frame>
        <draw:frame draw:style-name="gr19" draw:text-style-name="P3" draw:layer="layout" svg:width="6.25cm" svg:height="1.361cm" svg:x="3.656cm" svg:y="4.65cm">
          <draw:text-box>
            <text:p><text:span text:style-name="T1">PRODUCT ID (4-digit)</text:span></text:p>
          </draw:text-box>
        </draw:frame>
        <draw:frame draw:style-name="gr19" draw:text-style-name="P3" draw:layer="layout" svg:width="6.25cm" svg:height="1.361cm" svg:x="19.288cm" svg:y="6.172cm">
          <draw:text-box>
            <text:p><text:span text:style-name="T1">SERIAL (12-digit)</text:span></text:p>
            <text:p><text:span text:style-name="T1">XXXX-XXXX-XXXX</text:span></text:p>
          </draw:text-box>
        </draw:frame>
        <draw:custom-shape draw:style-name="gr23" draw:text-style-name="P5" draw:layer="layout" svg:width="5.842cm" svg:height="8.89cm" svg:x="11.176cm" svg:y="2.54cm">
          <text:p/>
          <draw:enhanced-geometry svg:viewBox="0 0 21600 21600" draw:text-areas="0 0 21600 21600" draw:type="pentagon-right" draw:modifiers="16199.075817217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1" draw:text-style-name="P8" draw:layer="layout" svg:x1="8.99cm" svg:y1="4.11cm" svg:x2="11.276cm" svg:y2="4.11cm">
          <text:p/>
        </draw:line>
        <draw:line draw:style-name="gr21" draw:text-style-name="P8" draw:layer="layout" svg:x1="8.99cm" svg:y1="5.01cm" svg:x2="11.276cm" svg:y2="5.01cm">
          <text:p/>
        </draw:line>
        <draw:line draw:style-name="gr21" draw:text-style-name="P8" draw:layer="layout" svg:x1="16.89cm" svg:y1="6.91cm" svg:x2="19.176cm" svg:y2="6.91cm">
          <text:p/>
        </draw:line>
        <draw:frame draw:style-name="gr22" draw:text-style-name="P3" draw:layer="layout" svg:width="3.71cm" svg:height="1.095cm" svg:x="12.465cm" svg:y="5.022cm">
          <draw:text-box>
            <text:p><text:span text:style-name="T1">CRYPTO</text:span></text:p>
          </draw:text-box>
        </draw:frame>
        <draw:line draw:style-name="gr21" draw:text-style-name="P8" draw:layer="layout" svg:x1="8.99cm" svg:y1="6.61cm" svg:x2="11.276cm" svg:y2="6.61cm">
          <text:p/>
        </draw:line>
        <draw:frame draw:style-name="gr19" draw:text-style-name="P3" draw:layer="layout" svg:width="6.25cm" svg:height="1.361cm" svg:x="6.096cm" svg:y="6.151cm">
          <draw:text-box>
            <text:p><text:span text:style-name="T1">?? (?-digit)</text:span></text:p>
          </draw:text-box>
        </draw:frame>
        <draw:line draw:style-name="gr21" draw:text-style-name="P8" draw:layer="layout" svg:x1="8.99cm" svg:y1="10.71cm" svg:x2="11.276cm" svg:y2="10.71cm">
          <text:p/>
        </draw:line>
        <draw:frame draw:style-name="gr19" draw:text-style-name="P3" draw:layer="layout" svg:width="6.25cm" svg:height="1.361cm" svg:x="6.096cm" svg:y="10.252cm">
          <draw:text-box>
            <text:p><text:span text:style-name="T1">?? (?-digit)</text:span></text:p>
          </draw:text-box>
        </draw:frame>
        <draw:frame draw:style-name="gr19" draw:text-style-name="P9" draw:layer="layout" svg:width="6.25cm" svg:height="1.361cm" svg:x="8.944cm" svg:y="9.207cm">
          <draw:text-box>
            <text:p><text:span text:style-name="T2">…</text:span><text:span text:style-name="T2">...</text:span></text:p>
          </draw:text-box>
        </draw:frame>
        <draw:line draw:style-name="gr21" draw:text-style-name="P8" draw:layer="layout" svg:x1="8.99cm" svg:y1="7.711cm" svg:x2="11.276cm" svg:y2="7.711cm">
          <text:p/>
        </draw:line>
        <draw:frame draw:style-name="gr19" draw:text-style-name="P3" draw:layer="layout" svg:width="6.25cm" svg:height="1.361cm" svg:x="6.096cm" svg:y="7.352cm">
          <draw:text-box>
            <text:p><text:span text:style-name="T1">?? (?-digit)</text:span></text:p>
          </draw:text-box>
        </draw:frame>
        <draw:line draw:style-name="gr21" draw:text-style-name="P8" draw:layer="layout" svg:x1="8.99cm" svg:y1="8.812cm" svg:x2="11.276cm" svg:y2="8.812cm">
          <text:p/>
        </draw:line>
        <draw:frame draw:style-name="gr19" draw:text-style-name="P3" draw:layer="layout" svg:width="6.25cm" svg:height="1.361cm" svg:x="6.096cm" svg:y="8.453cm">
          <draw:text-box>
            <text:p><text:span text:style-name="T1">?? (?-digit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9" draw:text-style-name="P3" draw:layer="layout" svg:width="4.726cm" svg:height="1.361cm" svg:x="1.464cm" svg:y="3.719cm">
          <draw:text-box>
            <text:p><text:span text:style-name="T1">USER ID (4-digit)</text:span></text:p>
          </draw:text-box>
        </draw:frame>
        <draw:frame draw:style-name="gr19" draw:text-style-name="P3" draw:layer="layout" svg:width="6.25cm" svg:height="1.361cm" svg:x="0.856cm" svg:y="8.75cm">
          <draw:text-box>
            <text:p><text:span text:style-name="T1">PRODUCT ID (4-digit)</text:span></text:p>
          </draw:text-box>
        </draw:frame>
        <draw:frame draw:style-name="gr19" draw:text-style-name="P3" draw:layer="layout" svg:width="6.25cm" svg:height="1.361cm" svg:x="20.588cm" svg:y="6.172cm">
          <draw:text-box>
            <text:p><text:span text:style-name="T1">SERIAL (12-digit)</text:span></text:p>
            <text:p><text:span text:style-name="T1">XXXX-XXXX-XXXX</text:span></text:p>
          </draw:text-box>
        </draw:frame>
        <draw:custom-shape draw:style-name="gr24" draw:text-style-name="P5" draw:layer="layout" svg:width="8.382cm" svg:height="8.89cm" svg:x="9.906cm" svg:y="2.54cm">
          <text:p/>
          <draw:enhanced-geometry svg:viewBox="0 0 21600 21600" draw:text-areas="0 0 21600 21600" draw:type="pentagon-right" draw:modifiers="17835.524275319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1" draw:text-style-name="P8" draw:layer="layout" svg:x1="5.842cm" svg:y1="4.064cm" svg:x2="9.976cm" svg:y2="4.11cm">
          <text:p/>
        </draw:line>
        <draw:line draw:style-name="gr21" draw:text-style-name="P8" draw:layer="layout" svg:x1="6.096cm" svg:y1="9.144cm" svg:x2="9.976cm" svg:y2="9.11cm">
          <text:p/>
        </draw:line>
        <draw:line draw:style-name="gr21" draw:text-style-name="P8" draw:layer="layout" svg:x1="18.19cm" svg:y1="6.91cm" svg:x2="20.476cm" svg:y2="6.91cm">
          <text:p/>
        </draw:line>
        <draw:frame draw:style-name="gr25" draw:text-style-name="P3" draw:layer="layout" svg:width="4.826cm" svg:height="3.581cm" svg:x="11.684cm" svg:y="5.022cm">
          <draw:text-box>
            <text:p><text:span text:style-name="T1">CRYPTO</text:span></text:p>
            <text:p><text:span text:style-name="T1"/></text:p>
            <text:p><text:span text:style-name="T1">Interface to register</text:span></text:p>
            <text:p><text:span text:style-name="T1">- data</text:span></text:p>
            <text:p><text:span text:style-name="T1">- digit</text:span></text:p>
          </draw:text-box>
        </draw:frame>
        <draw:frame draw:style-name="gr19" draw:text-style-name="P3" draw:layer="layout" svg:width="4.726cm" svg:height="1.361cm" svg:x="6.164cm" svg:y="3.32cm">
          <draw:text-box>
            <text:p><text:span text:style-name="T1">“</text:span><text:span text:style-name="T1">1234”</text:span></text:p>
          </draw:text-box>
        </draw:frame>
        <draw:frame draw:style-name="gr19" draw:text-style-name="P3" draw:layer="layout" svg:width="4.726cm" svg:height="1.361cm" svg:x="6.164cm" svg:y="4.121cm">
          <draw:text-box>
            <text:p><text:span text:style-name="T1">4</text:span></text:p>
          </draw:text-box>
        </draw:frame>
        <draw:frame draw:style-name="gr19" draw:text-style-name="P3" draw:layer="layout" svg:width="4.726cm" svg:height="1.361cm" svg:x="6.35cm" svg:y="8.128cm">
          <draw:text-box>
            <text:p><text:span text:style-name="T1">“</text:span><text:span text:style-name="T1">abcdefgh”</text:span></text:p>
          </draw:text-box>
        </draw:frame>
        <draw:frame draw:style-name="gr19" draw:text-style-name="P3" draw:layer="layout" svg:width="4.726cm" svg:height="1.361cm" svg:x="6.35cm" svg:y="9.229cm">
          <draw:text-box>
            <text:p><text:span text:style-name="T1">8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ffff" draw:marker-start-width="0.356cm" draw:marker-start-center="false" draw:marker-end-width="0.356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2:27:52.229978130</meta:creation-date>
    <dc:date>2019-02-12T18:05:18.105141562</dc:date>
    <meta:editing-duration>PT15M18S</meta:editing-duration>
    <meta:editing-cycles>5</meta:editing-cycles>
    <meta:generator>LibreOffice/6.0.7.3$Linux_X86_64 LibreOffice_project/00m0$Build-3</meta:generator>
    <meta:document-statistic meta:object-count="103"/>
  </office:meta>
</office:document-meta>
</file>